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13mm"/>
    </style:style>
    <style:style style:name="co4" style:family="table-column">
      <style:table-column-properties fo:break-before="auto" style:column-width="12.74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2.45mm"/>
    </style:style>
    <style:style style:name="co7" style:family="table-column">
      <style:table-column-properties fo:break-before="auto" style:column-width="13.26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35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ge (upper bound)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under_age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adul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2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medical_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2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edical_professional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blic_3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public_1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public_3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public_1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public_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5" calcext:value-type="float">
            <text:p>0.0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medical_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2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3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3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5" calcext:value-type="float">
            <text:p>0.0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medical_profession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2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3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p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ublic_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hospital</text:p>
          </table:table-cell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hospital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blic_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blic_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string" calcext:value-type="string">
            <text:p>pensio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string" calcext:value-type="string">
            <text:p>pensio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iagnosed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conform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andard</text:p>
          </table:table-cell>
          <table:table-cell table:number-columns-repeated="20"/>
          <table:table-cell office:value-type="string" calcext:value-type="string">
            <text:p>uncon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2:16:22.1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10:20.992000000</meta:creation-date>
    <meta:generator>LibreOffice/6.2.5.2$Windows_X86_64 LibreOffice_project/1ec314fa52f458adc18c4f025c545a4e8b22c159</meta:generator>
    <dc:date>2020-04-22T14:15:28.331000000</dc:date>
    <meta:editing-duration>PT20H14M42S</meta:editing-duration>
    <meta:editing-cycles>38</meta:editing-cycles>
    <meta:document-statistic meta:table-count="1" meta:cell-count="552" meta:object-count="0"/>
  </office:meta>
</office:document-meta>
</file>